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1">
      <style:paragraph-properties fo:margin-top="0cm" fo:margin-bottom="0cm" style:contextual-spacing="false"/>
    </style:style>
    <style:style style:name="P40" style:family="paragraph" style:parent-style-name="Text_20_body" style:list-style-name="L2">
      <style:paragraph-properties fo:margin-top="0cm" fo:margin-bottom="0cm" style:contextual-spacing="false"/>
    </style:style>
    <style:style style:name="P41" style:family="paragraph" style:parent-style-name="Text_20_body" style:list-style-name="L3">
      <style:paragraph-properties fo:margin-top="0cm" fo:margin-bottom="0cm" style:contextual-spacing="false"/>
    </style:style>
    <style:style style:name="P42" style:family="paragraph" style:parent-style-name="Text_20_body" style:list-style-name="L4">
      <style:paragraph-properties fo:margin-top="0cm" fo:margin-bottom="0cm" style:contextual-spacing="false"/>
    </style:style>
    <style:style style:name="P43" style:family="paragraph" style:parent-style-name="Text_20_body" style:list-style-name="L5">
      <style:paragraph-properties fo:margin-top="0cm" fo:margin-bottom="0cm" style:contextual-spacing="false"/>
    </style:style>
    <style:style style:name="P44" style:family="paragraph" style:parent-style-name="Text_20_body" style:list-style-name="L6">
      <style:paragraph-properties fo:margin-top="0cm" fo:margin-bottom="0cm" style:contextual-spacing="false"/>
    </style:style>
    <style:style style:name="P45" style:family="paragraph" style:parent-style-name="Text_20_body" style:list-style-name="L7">
      <style:paragraph-properties fo:margin-top="0cm" fo:margin-bottom="0cm" style:contextual-spacing="false"/>
    </style:style>
    <style:style style:name="P46" style:family="paragraph" style:parent-style-name="Text_20_body" style:list-style-name="L8">
      <style:paragraph-properties fo:margin-top="0cm" fo:margin-bottom="0cm" style:contextual-spacing="false"/>
    </style:style>
    <style:style style:name="P47" style:family="paragraph" style:parent-style-name="Text_20_body" style:list-style-name="L9">
      <style:paragraph-properties fo:margin-top="0cm" fo:margin-bottom="0cm" style:contextual-spacing="false"/>
    </style:style>
    <style:style style:name="P48" style:family="paragraph" style:parent-style-name="Text_20_body" style:list-style-name="L10">
      <style:paragraph-properties fo:margin-top="0cm" fo:margin-bottom="0cm" style:contextual-spacing="false"/>
    </style:style>
    <style:style style:name="P49" style:family="paragraph" style:parent-style-name="Text_20_body" style:list-style-name="L11">
      <style:paragraph-properties fo:margin-top="0cm" fo:margin-bottom="0cm" style:contextual-spacing="false"/>
    </style:style>
    <style:style style:name="P50" style:family="paragraph" style:parent-style-name="Text_20_body" style:list-style-name="L12">
      <style:paragraph-properties fo:margin-top="0cm" fo:margin-bottom="0cm" style:contextual-spacing="false"/>
    </style:style>
    <style:style style:name="P51" style:family="paragraph" style:parent-style-name="Text_20_body" style:list-style-name="L13">
      <style:paragraph-properties fo:margin-top="0cm" fo:margin-bottom="0cm" style:contextual-spacing="false"/>
    </style:style>
    <style:style style:name="P52" style:family="paragraph" style:parent-style-name="Text_20_body" style:list-style-name="L14">
      <style:paragraph-properties fo:margin-top="0cm" fo:margin-bottom="0cm" style:contextual-spacing="false"/>
    </style:style>
    <style:style style:name="P53" style:family="paragraph" style:parent-style-name="Text_20_body" style:list-style-name="L15">
      <style:paragraph-properties fo:margin-top="0cm" fo:margin-bottom="0cm" style:contextual-spacing="false"/>
    </style:style>
    <style:style style:name="P54" style:family="paragraph" style:parent-style-name="Text_20_body" style:list-style-name="L16">
      <style:paragraph-properties fo:margin-top="0cm" fo:margin-bottom="0cm" style:contextual-spacing="false"/>
    </style:style>
    <style:style style:name="P55" style:family="paragraph" style:parent-style-name="Text_20_body" style:list-style-name="L17">
      <style:paragraph-properties fo:margin-top="0cm" fo:margin-bottom="0cm" style:contextual-spacing="false"/>
    </style:style>
    <style:style style:name="P56" style:family="paragraph" style:parent-style-name="Text_20_body" style:list-style-name="L18">
      <style:paragraph-properties fo:margin-top="0cm" fo:margin-bottom="0cm" style:contextual-spacing="false"/>
    </style:style>
    <style:style style:name="P57" style:family="paragraph" style:parent-style-name="Text_20_body" style:list-style-name="L19">
      <style:paragraph-properties fo:margin-top="0cm" fo:margin-bottom="0cm" style:contextual-spacing="false"/>
    </style:style>
    <style:style style:name="P58" style:family="paragraph" style:parent-style-name="Text_20_body" style:list-style-name="L20">
      <style:paragraph-properties fo:margin-top="0cm" fo:margin-bottom="0cm" style:contextual-spacing="false"/>
    </style:style>
    <style:style style:name="P59" style:family="paragraph" style:parent-style-name="Text_20_body" style:list-style-name="L21">
      <style:paragraph-properties fo:margin-top="0cm" fo:margin-bottom="0cm" style:contextual-spacing="false"/>
    </style:style>
    <style:style style:name="P60" style:family="paragraph" style:parent-style-name="Text_20_body" style:list-style-name="L22">
      <style:paragraph-properties fo:margin-top="0cm" fo:margin-bottom="0cm" style:contextual-spacing="false"/>
    </style:style>
    <style:style style:name="P61" style:family="paragraph" style:parent-style-name="Text_20_body" style:list-style-name="L23">
      <style:paragraph-properties fo:margin-top="0cm" fo:margin-bottom="0cm" style:contextual-spacing="false"/>
    </style:style>
    <style:style style:name="P62" style:family="paragraph" style:parent-style-name="Text_20_body" style:list-style-name="L24">
      <style:paragraph-properties fo:margin-top="0cm" fo:margin-bottom="0cm" style:contextual-spacing="false"/>
    </style:style>
    <style:style style:name="P63" style:family="paragraph" style:parent-style-name="Text_20_body" style:list-style-name="L25">
      <style:paragraph-properties fo:margin-top="0cm" fo:margin-bottom="0cm" style:contextual-spacing="false"/>
    </style:style>
    <style:style style:name="P64" style:family="paragraph" style:parent-style-name="Text_20_body" style:list-style-name="L26">
      <style:paragraph-properties fo:margin-top="0cm" fo:margin-bottom="0cm" style:contextual-spacing="false"/>
    </style:style>
    <style:style style:name="P65" style:family="paragraph" style:parent-style-name="Text_20_body" style:list-style-name="L27">
      <style:paragraph-properties fo:margin-top="0cm" fo:margin-bottom="0cm" style:contextual-spacing="false"/>
    </style:style>
    <style:style style:name="P66" style:family="paragraph" style:parent-style-name="Text_20_body" style:list-style-name="L28">
      <style:paragraph-properties fo:margin-top="0cm" fo:margin-bottom="0cm" style:contextual-spacing="false"/>
    </style:style>
    <style:style style:name="P67" style:family="paragraph" style:parent-style-name="Text_20_body" style:list-style-name="L29">
      <style:paragraph-properties fo:margin-top="0cm" fo:margin-bottom="0cm" style:contextual-spacing="false"/>
    </style:style>
    <style:style style:name="P68" style:family="paragraph" style:parent-style-name="Text_20_body" style:list-style-name="L30">
      <style:paragraph-properties fo:margin-top="0cm" fo:margin-bottom="0cm" style:contextual-spacing="false"/>
    </style:style>
    <style:style style:name="P69" style:family="paragraph" style:parent-style-name="Text_20_body" style:list-style-name="L31">
      <style:paragraph-properties fo:margin-top="0cm" fo:margin-bottom="0cm" style:contextual-spacing="false"/>
    </style:style>
    <style:style style:name="P70" style:family="paragraph" style:parent-style-name="Text_20_body" style:list-style-name="L32">
      <style:paragraph-properties fo:margin-top="0cm" fo:margin-bottom="0cm" style:contextual-spacing="false"/>
    </style:style>
    <style:style style:name="P71" style:family="paragraph" style:parent-style-name="Text_20_body" style:list-style-name="L33">
      <style:paragraph-properties fo:margin-top="0cm" fo:margin-bottom="0cm" style:contextual-spacing="false"/>
    </style:style>
    <style:style style:name="P72" style:family="paragraph" style:parent-style-name="Text_20_body" style:list-style-name="L34">
      <style:paragraph-properties fo:margin-top="0cm" fo:margin-bottom="0cm" style:contextual-spacing="false"/>
    </style:style>
    <style:style style:name="P73" style:family="paragraph" style:parent-style-name="Text_20_body" style:list-style-name="L35">
      <style:paragraph-properties fo:margin-top="0cm" fo:margin-bottom="0cm" style:contextual-spacing="false"/>
    </style:style>
    <style:style style:name="P74" style:family="paragraph" style:parent-style-name="Text_20_body" style:list-style-name="L36">
      <style:paragraph-properties fo:margin-top="0cm" fo:margin-bottom="0cm" style:contextual-spacing="false"/>
    </style:style>
    <style:style style:name="P75" style:family="paragraph" style:parent-style-name="Text_20_body" style:list-style-name="L37">
      <style:paragraph-properties fo:margin-top="0cm" fo:margin-bottom="0cm" style:contextual-spacing="false"/>
    </style:style>
    <style:style style:name="P76" style:family="paragraph" style:parent-style-name="Text_20_body" style:list-style-name="L38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r Fachschaften der RFWU Bonn mit zugeordneten Studiengängen</text:h>
      <text:h text:style-name="Heading_20_2" text:outline-level="2">Altkatholische Theologie</text:h>
      <text:list xml:id="list5477674050295740865" text:style-name="L1">
        <text:list-item>
          <text:p text:style-name="P39">Alt-Kath. u. Ökum. Theol. (M.A.) </text:p>
        </text:list-item>
        <text:list-item>
          <text:p text:style-name="P1">Altkath.-Theologie (Kirchl.Ex.) </text:p>
        </text:list-item>
      </text:list>
      <text:h text:style-name="Heading_20_2" text:outline-level="2">Anglistik</text:h>
      <text:list xml:id="list5832120869274498873" text:style-name="L2">
        <text:list-item>
          <text:p text:style-name="P40">Allg.Sprachwissenschaft (Promotion) </text:p>
        </text:list-item>
        <text:list-item>
          <text:p text:style-name="P40">Angl/ Ameri:Lit.u.Kultwiss (Promotion) </text:p>
        </text:list-item>
        <text:list-item>
          <text:p text:style-name="P40">Angl/ Amerikan.:Sprachwiss (Promotion) </text:p>
        </text:list-item>
        <text:list-item>
          <text:p text:style-name="P40">Anglistik II (Promotion) </text:p>
        </text:list-item>
        <text:list-item>
          <text:p text:style-name="P40">Anglistik/ Amerik.Spr. (Promotion) </text:p>
        </text:list-item>
        <text:list-item>
          <text:p text:style-name="P40">Anglistik/ Neuere engl.Lit (Promotion) </text:p>
        </text:list-item>
        <text:list-item>
          <text:p text:style-name="P40">Anglistik/Englische Sprache u. mittelalterliche (Promotion) </text:p>
        </text:list-item>
        <text:list-item>
          <text:p text:style-name="P40">Applied Linguistics (M.A.) </text:p>
        </text:list-item>
        <text:list-item>
          <text:p text:style-name="P40">Englische Philologie (Promotion) </text:p>
        </text:list-item>
        <text:list-item>
          <text:p text:style-name="P40">English Lit. and Cultures (M.A.) </text:p>
        </text:list-item>
        <text:list-item>
          <text:p text:style-name="P40">English Studies (B.A.) </text:p>
        </text:list-item>
        <text:list-item>
          <text:p text:style-name="P40">Keltologie (Promotion) </text:p>
        </text:list-item>
        <text:list-item>
          <text:p text:style-name="P40">North American Studies (M.A.) </text:p>
        </text:list-item>
        <text:list-item>
          <text:p text:style-name="P2">Vgl.Indogerm.Sprachwiss. (Promotion) </text:p>
        </text:list-item>
      </text:list>
      <text:h text:style-name="Heading_20_2" text:outline-level="2">Archäologie</text:h>
      <text:list xml:id="list5360335832866178565" text:style-name="L3">
        <text:list-item>
          <text:p text:style-name="P41">Ägyptologie (M.A.) </text:p>
        </text:list-item>
        <text:list-item>
          <text:p text:style-name="P41">Ägyptologie (Promotion) </text:p>
        </text:list-item>
        <text:list-item>
          <text:p text:style-name="P41">Archäologien (B.A.) </text:p>
        </text:list-item>
        <text:list-item>
          <text:p text:style-name="P41">Christl.Archäol. (Promotion) </text:p>
        </text:list-item>
        <text:list-item>
          <text:p text:style-name="P41">Frg.Arch.u.Arch.Röm.Prov. (M.A.) </text:p>
        </text:list-item>
        <text:list-item>
          <text:p text:style-name="P41">Klass.Archaeol. (Promotion) </text:p>
        </text:list-item>
        <text:list-item>
          <text:p text:style-name="P41">Klassische Archäologie (M.A.) </text:p>
        </text:list-item>
        <text:list-item>
          <text:p text:style-name="P41">Kunstgeschichte u.Archäo. (B.A.) </text:p>
        </text:list-item>
        <text:list-item>
          <text:p text:style-name="P3">Vor-u.frühgesch.Archäol. (Promotion) </text:p>
        </text:list-item>
      </text:list>
      <text:h text:style-name="Heading_20_2" text:outline-level="2">Biologie</text:h>
      <text:list xml:id="list7967433223227089808" text:style-name="L4">
        <text:list-item>
          <text:p text:style-name="P42">Biologie (B.Sc.) </text:p>
        </text:list-item>
        <text:list-item>
          <text:p text:style-name="P42">Biologie (Diplom) </text:p>
        </text:list-item>
        <text:list-item>
          <text:p text:style-name="P42"><text:soft-page-break/>Biologie (Promotion) </text:p>
        </text:list-item>
        <text:list-item>
          <text:p text:style-name="P42">Mikrobiologie (M.Sc.) </text:p>
        </text:list-item>
        <text:list-item>
          <text:p text:style-name="P42">OEP-Biology (M.Sc.) </text:p>
        </text:list-item>
        <text:list-item>
          <text:p text:style-name="P4">Plant Sciences (M.Sc.) </text:p>
        </text:list-item>
      </text:list>
      <text:h text:style-name="Heading_20_2" text:outline-level="2">Chemie</text:h>
      <text:list xml:id="list5065555994842299147" text:style-name="L5">
        <text:list-item>
          <text:p text:style-name="P43">Chemie (B.Sc.) </text:p>
        </text:list-item>
        <text:list-item>
          <text:p text:style-name="P43">Chemie (Diplom) </text:p>
        </text:list-item>
        <text:list-item>
          <text:p text:style-name="P43">Chemie (M.Sc.) </text:p>
        </text:list-item>
        <text:list-item>
          <text:p text:style-name="P5">Chemie (Promotion) </text:p>
        </text:list-item>
      </text:list>
      <text:h text:style-name="Heading_20_2" text:outline-level="2">ELW</text:h>
      <text:list xml:id="list4439987118001165347" text:style-name="L6">
        <text:list-item>
          <text:p text:style-name="P44">Agric. and Food Economics (M.Sc.) </text:p>
        </text:list-item>
        <text:list-item>
          <text:p text:style-name="P44">E H W (Diplom) </text:p>
        </text:list-item>
        <text:list-item>
          <text:p text:style-name="P44">E H W (Promotion) </text:p>
        </text:list-item>
        <text:list-item>
          <text:p text:style-name="P44">Ernaehrungswiss. (Promotion) </text:p>
        </text:list-item>
        <text:list-item>
          <text:p text:style-name="P44">Ernährungs- u.Lebmitwiss. (B.Sc.) </text:p>
        </text:list-item>
        <text:list-item>
          <text:p text:style-name="P44">Ernährungs- u.Lebmitwiss. (M.Sc.) </text:p>
        </text:list-item>
        <text:list-item>
          <text:p text:style-name="P44">Ernährungs- u.Lebmitwiss. (Promotion) </text:p>
        </text:list-item>
        <text:list-item>
          <text:p text:style-name="P44">Humanernährung (M.Sc.) </text:p>
        </text:list-item>
        <text:list-item>
          <text:p text:style-name="P44">Lebensm.-Technologie (Diplom) </text:p>
        </text:list-item>
        <text:list-item>
          <text:p text:style-name="P44">Lebensm.-Technologie (Promotion) </text:p>
        </text:list-item>
        <text:list-item>
          <text:p text:style-name="P44">Lebensmittelchemie (Promotion) </text:p>
        </text:list-item>
        <text:list-item>
          <text:p text:style-name="P44">Lebensmittelchemie (Staatsex.) </text:p>
        </text:list-item>
        <text:list-item>
          <text:p text:style-name="P6">Lebensmitteltechnologie (M.Sc.) </text:p>
        </text:list-item>
      </text:list>
      <text:h text:style-name="Heading_20_2" text:outline-level="2">Ethnologie / Altamerikanistik</text:h>
      <text:list xml:id="list4194495267495192577" text:style-name="L7">
        <text:list-item>
          <text:p text:style-name="P45">Alt-Amerikanistik (Promotion) </text:p>
        </text:list-item>
        <text:list-item>
          <text:p text:style-name="P45">Altam. u. Ethnologie (B.A.) </text:p>
        </text:list-item>
        <text:list-item>
          <text:p text:style-name="P45">Altamerikanistik/ Ethnol. (M.A.) </text:p>
        </text:list-item>
        <text:list-item>
          <text:p text:style-name="P45">Ethnologie (Promotion) </text:p>
        </text:list-item>
        <text:list-item>
          <text:p text:style-name="P45">Ethnologie-Altamerikan. (Promotion) </text:p>
        </text:list-item>
        <text:list-item>
          <text:p text:style-name="P45">Kulturs.zu Lateinamerika (M.A.) </text:p>
        </text:list-item>
        <text:list-item>
          <text:p text:style-name="P7">Lateinam.-u.Altam.studien (B.A.) </text:p>
        </text:list-item>
      </text:list>
      <text:h text:style-name="Heading_20_2" text:outline-level="2">Evangelische Theologie</text:h>
      <text:list xml:id="list3850358222858729395" text:style-name="L8">
        <text:list-item>
          <text:p text:style-name="P46">Ecumenical Studies (M.A.) </text:p>
        </text:list-item>
        <text:list-item>
          <text:p text:style-name="P46">Ev. Theol. u. Hermeneutik (B.A.) </text:p>
        </text:list-item>
        <text:list-item>
          <text:p text:style-name="P46">Evang.Theologie (Kirchl.Ex.) </text:p>
        </text:list-item>
        <text:list-item>
          <text:p text:style-name="P46"><text:soft-page-break/>Evang.Theologie (Magister Theologiae) </text:p>
        </text:list-item>
        <text:list-item>
          <text:p text:style-name="P46">Evangelische Theologie (M.A.) </text:p>
        </text:list-item>
        <text:list-item>
          <text:p text:style-name="P8">Evangelische Theologie (Promotion) </text:p>
        </text:list-item>
      </text:list>
      <text:h text:style-name="Heading_20_2" text:outline-level="2">GeKoSka</text:h>
      <text:list xml:id="list8525475321196470974" text:style-name="L9">
        <text:list-item>
          <text:p text:style-name="P47">Ält.u.Neu.Germanistik (Promotion) </text:p>
        </text:list-item>
        <text:list-item>
          <text:p text:style-name="P47">Deutschkurs (Sprachpr.) </text:p>
        </text:list-item>
        <text:list-item>
          <text:p text:style-name="P47">Dt.-Italien. Forschungen (Promotion) </text:p>
        </text:list-item>
        <text:list-item>
          <text:p text:style-name="P47">Dt.Spr.u.ältere dt.Lit. (Promotion) </text:p>
        </text:list-item>
        <text:list-item>
          <text:p text:style-name="P47">German/ Comp. Literature (M.A.) </text:p>
        </text:list-item>
        <text:list-item>
          <text:p text:style-name="P47">Germanistik (B.A.) </text:p>
        </text:list-item>
        <text:list-item>
          <text:p text:style-name="P47">Germanistik (M.A.) </text:p>
        </text:list-item>
        <text:list-item>
          <text:p text:style-name="P47">Germanistik,Literaturwiss (B.A.) </text:p>
        </text:list-item>
        <text:list-item>
          <text:p text:style-name="P47">Komparatistik (B.A.) </text:p>
        </text:list-item>
        <text:list-item>
          <text:p text:style-name="P47">Komparatistik (M.A.) </text:p>
        </text:list-item>
        <text:list-item>
          <text:p text:style-name="P47">Kulturwissenschaft (Promotion) </text:p>
        </text:list-item>
        <text:list-item>
          <text:p text:style-name="P47">Neuere deutsche Literatur (Promotion) </text:p>
        </text:list-item>
        <text:list-item>
          <text:p text:style-name="P47">Neuere Deutsche Literaturwissenschaft: Deutsch-Italienische Forschungen (Promotion) </text:p>
        </text:list-item>
        <text:list-item>
          <text:p text:style-name="P47">Skandinavistik (B.A.) </text:p>
        </text:list-item>
        <text:list-item>
          <text:p text:style-name="P47">Skandinavistik (M.A.) </text:p>
        </text:list-item>
        <text:list-item>
          <text:p text:style-name="P47">Skandinavistik (Promotion) </text:p>
        </text:list-item>
        <text:list-item>
          <text:p text:style-name="P47">Slavistik (Promotion) </text:p>
        </text:list-item>
        <text:list-item>
          <text:p text:style-name="P9">Vgl.Literaturwissenschaft (Promotion) </text:p>
        </text:list-item>
      </text:list>
      <text:h text:style-name="Heading_20_2" text:outline-level="2">Geodäsie</text:h>
      <text:list xml:id="list77299624945693523" text:style-name="L10">
        <text:list-item>
          <text:p text:style-name="P48">Geodäsie (Promotion) </text:p>
        </text:list-item>
        <text:list-item>
          <text:p text:style-name="P48">Geodäsie u.Geoinformation (B.Sc.) </text:p>
        </text:list-item>
        <text:list-item>
          <text:p text:style-name="P48">Geodäsie u.Geoinformation (M.Sc.) </text:p>
        </text:list-item>
        <text:list-item>
          <text:p text:style-name="P10">Geodäsie u.Geoinformation (Promotion) </text:p>
        </text:list-item>
      </text:list>
      <text:h text:style-name="Heading_20_2" text:outline-level="2">Geographie</text:h>
      <text:list xml:id="list1025348031797327619" text:style-name="L11">
        <text:list-item>
          <text:p text:style-name="P49">Entwicklungsforschung (Promotion) </text:p>
        </text:list-item>
        <text:list-item>
          <text:p text:style-name="P49">Geographie (B.A.) </text:p>
        </text:list-item>
        <text:list-item>
          <text:p text:style-name="P49">Geographie (B.Sc.) </text:p>
        </text:list-item>
        <text:list-item>
          <text:p text:style-name="P49">Geographie (Diplom) </text:p>
        </text:list-item>
        <text:list-item>
          <text:p text:style-name="P49">Geographie (M.Sc.) </text:p>
        </text:list-item>
        <text:list-item>
          <text:p text:style-name="P49">Geographie (Promotion) </text:p>
        </text:list-item>
        <text:list-item>
          <text:p text:style-name="P49">Geography Environm. Risks (M.Sc.) </text:p>
        </text:list-item>
        <text:list-item>
          <text:p text:style-name="P49">Histor.Geographie (Promotion) </text:p>
        </text:list-item>
        <text:list-item>
          <text:p text:style-name="P11"><text:soft-page-break/>Katastvorsorge u.managem. (Master) </text:p>
        </text:list-item>
      </text:list>
      <text:h text:style-name="Heading_20_2" text:outline-level="2">Geschichte</text:h>
      <text:list xml:id="list2903050710610388034" text:style-name="L12">
        <text:list-item>
          <text:p text:style-name="P50">Alte Geschichte (Promotion) </text:p>
        </text:list-item>
        <text:list-item>
          <text:p text:style-name="P50">Geschichte (B.A.) </text:p>
        </text:list-item>
        <text:list-item>
          <text:p text:style-name="P50">Geschichte (M.A.) </text:p>
        </text:list-item>
        <text:list-item>
          <text:p text:style-name="P50">Geschichte (Promotion) </text:p>
        </text:list-item>
        <text:list-item>
          <text:p text:style-name="P50">Historische Hilfswissenschaften und Archivkunde (Promotion) [?] </text:p>
        </text:list-item>
        <text:list-item>
          <text:p text:style-name="P50">Mittelalt.u.neuere Gesch. (Promotion) </text:p>
        </text:list-item>
        <text:list-item>
          <text:p text:style-name="P50">Mittelalterstudien (M.A.) </text:p>
        </text:list-item>
        <text:list-item>
          <text:p text:style-name="P50">Osteurop.Geschichte (Promotion) </text:p>
        </text:list-item>
        <text:list-item>
          <text:p text:style-name="P50">Rheinische Landesgesch. (Promotion) </text:p>
        </text:list-item>
        <text:list-item>
          <text:p text:style-name="P12">Verf.Soz.Wirt.Gesch. (Promotion) </text:p>
        </text:list-item>
      </text:list>
      <text:h text:style-name="Heading_20_2" text:outline-level="2">Griechische und Lateinische Philologie</text:h>
      <text:list xml:id="list4772281471348378565" text:style-name="L13">
        <text:list-item>
          <text:p text:style-name="P51">Griech.Lat.Lit in d.Antik (M.A.) </text:p>
        </text:list-item>
        <text:list-item>
          <text:p text:style-name="P51">Griech.Literatur u.Fortl. (B.A.) </text:p>
        </text:list-item>
        <text:list-item>
          <text:p text:style-name="P51">Klass.Phil./Griechisch (Promotion) </text:p>
        </text:list-item>
        <text:list-item>
          <text:p text:style-name="P51">Klass.Phil./Latein (Promotion) </text:p>
        </text:list-item>
        <text:list-item>
          <text:p text:style-name="P51">Latein (Promotion) </text:p>
        </text:list-item>
        <text:list-item>
          <text:p text:style-name="P13">Latein.Lit. u. ihr Fortl. (B.A.) </text:p>
        </text:list-item>
      </text:list>
      <text:h text:style-name="Heading_20_2" text:outline-level="2">Informatik</text:h>
      <text:list xml:id="list6372324077425078674" text:style-name="L14">
        <text:list-item>
          <text:p text:style-name="P52">Computational LifeScience (Promotion) </text:p>
        </text:list-item>
        <text:list-item>
          <text:p text:style-name="P52">Computer Science (M.Sc.) </text:p>
        </text:list-item>
        <text:list-item>
          <text:p text:style-name="P52">Informatik (B.Sc.) </text:p>
        </text:list-item>
        <text:list-item>
          <text:p text:style-name="P52">Informatik (Diplom) </text:p>
        </text:list-item>
        <text:list-item>
          <text:p text:style-name="P52">Informatik (Promotion) </text:p>
        </text:list-item>
        <text:list-item>
          <text:p text:style-name="P14">Life Science Informatics (M.Sc.) </text:p>
        </text:list-item>
      </text:list>
      <text:h text:style-name="Heading_20_2" text:outline-level="2">Jura</text:h>
      <text:list xml:id="list9104327880227968976" text:style-name="L15">
        <text:list-item>
          <text:p text:style-name="P53">Deutsches Recht (Master of Laws) </text:p>
        </text:list-item>
        <text:list-item>
          <text:p text:style-name="P53">Deutsches Recht für im Ausland graduierte Juristen (Magister) </text:p>
        </text:list-item>
        <text:list-item>
          <text:p text:style-name="P53">Law and Economics (Bachelor of Laws) </text:p>
        </text:list-item>
        <text:list-item>
          <text:p text:style-name="P53">Rechtswissenschaft (Promotion) </text:p>
        </text:list-item>
        <text:list-item>
          <text:p text:style-name="P15">Rechtswissenschaft (Staatsex.) </text:p>
        </text:list-item>
      </text:list>
      <text:h text:style-name="Heading_20_2" text:outline-level="2"><text:soft-page-break/>Katholische Theologie</text:h>
      <text:list xml:id="list2539709660160460802" text:style-name="L16">
        <text:list-item>
          <text:p text:style-name="P54">Kath.Theologie (Diplom) </text:p>
        </text:list-item>
        <text:list-item>
          <text:p text:style-name="P54">Kath.Theologie (Kirchl.Ex.) </text:p>
        </text:list-item>
        <text:list-item>
          <text:p text:style-name="P54">Kath.Theologie (Promotion) </text:p>
        </text:list-item>
        <text:list-item>
          <text:p text:style-name="P16">Katholische Theologie (Magister Theologiae) </text:p>
        </text:list-item>
      </text:list>
      <text:h text:style-name="Heading_20_2" text:outline-level="2">Kommunikationsforschung</text:h>
      <text:list xml:id="list4991650535389270914" text:style-name="L17">
        <text:list-item>
          <text:p text:style-name="P55">Evaluation (Master) </text:p>
        </text:list-item>
        <text:list-item>
          <text:p text:style-name="P55">Kommunikationsf.u.Phonet. (Promotion) </text:p>
        </text:list-item>
        <text:list-item>
          <text:p text:style-name="P55">Kommunikationswiss. (B.A.) </text:p>
        </text:list-item>
        <text:list-item>
          <text:p text:style-name="P55">Medienwissenschaft (B.A.) </text:p>
        </text:list-item>
        <text:list-item>
          <text:p text:style-name="P55">Medienwissenschaft (M.A.) </text:p>
        </text:list-item>
        <text:list-item>
          <text:p text:style-name="P55">Medienwissenschaft (Promotion) </text:p>
        </text:list-item>
        <text:list-item>
          <text:p text:style-name="P55">Osteuropastudien (B.A.) </text:p>
        </text:list-item>
        <text:list-item>
          <text:p text:style-name="P17">Übersetzungswissenschaft (Promotion) </text:p>
        </text:list-item>
      </text:list>
      <text:h text:style-name="Heading_20_2" text:outline-level="2">Kulturanthropologie</text:h>
      <text:list xml:id="list7366489217314757006" text:style-name="L18">
        <text:list-item>
          <text:p text:style-name="P56">Kulturanthropologie/ Volks (M.A.) </text:p>
        </text:list-item>
        <text:list-item>
          <text:p text:style-name="P18">Volkskunde (Promotion) </text:p>
        </text:list-item>
      </text:list>
      <text:h text:style-name="Heading_20_2" text:outline-level="2">Kunstgeschichte</text:h>
      <text:list xml:id="list8495867366228475607" text:style-name="L19">
        <text:list-item>
          <text:p text:style-name="P57">Kunstgeschichte (B.A.) </text:p>
        </text:list-item>
        <text:list-item>
          <text:p text:style-name="P57">Kunstgeschichte (M.A.) </text:p>
        </text:list-item>
        <text:list-item>
          <text:p text:style-name="P19">Kunstgeschichte (Promotion) </text:p>
        </text:list-item>
      </text:list>
      <text:h text:style-name="Heading_20_2" text:outline-level="2">Landwirtschaft</text:h>
      <text:list xml:id="list6869232984982120133" text:style-name="L20">
        <text:list-item>
          <text:p text:style-name="P58">Agrarwissenschaften (B.Sc.) </text:p>
        </text:list-item>
        <text:list-item>
          <text:p text:style-name="P58">Agrarwissenschaften (Diplom) </text:p>
        </text:list-item>
        <text:list-item>
          <text:p text:style-name="P58">Agrarwissenschaften (M.Sc.) </text:p>
        </text:list-item>
        <text:list-item>
          <text:p text:style-name="P58">Agrarwissenschaften (Promotion) </text:p>
        </text:list-item>
        <text:list-item>
          <text:p text:style-name="P58">Agric.Science Trop/ Subtr. (M.Sc.) </text:p>
        </text:list-item>
        <text:list-item>
          <text:p text:style-name="P58">Nutzpflanzenwissensch. (M.Sc.) </text:p>
        </text:list-item>
        <text:list-item>
          <text:p text:style-name="P20">Tierwissenschaften (M.Sc.) </text:p>
        </text:list-item>
      </text:list>
      <text:h text:style-name="Heading_20_2" text:outline-level="2">Lehramt</text:h>
      <text:list xml:id="list117066656851326794" text:style-name="L21">
        <text:list-item>
          <text:p text:style-name="P59">Agrarwissenschaft (LA BA Berufskolleg) </text:p>
        </text:list-item>
        <text:list-item>
          <text:p text:style-name="P59">Biologie (LA BA Gym Ge) </text:p>
        </text:list-item>
        <text:list-item>
          <text:p text:style-name="P59">Chemie (LA BA Gym Ge) </text:p>
        </text:list-item>
        <text:list-item>
          <text:p text:style-name="P59"><text:soft-page-break/>Deutsch (LA BA Gym Ge) </text:p>
        </text:list-item>
        <text:list-item>
          <text:p text:style-name="P59">Englisch (LA BA Gym Ge) </text:p>
        </text:list-item>
        <text:list-item>
          <text:p text:style-name="P59">Ernährungs-u.Hauswirtwis. (LA BA Berufskolleg) </text:p>
        </text:list-item>
        <text:list-item>
          <text:p text:style-name="P59">Evangel. Religionslehre (LA BA Gym Ge) </text:p>
        </text:list-item>
        <text:list-item>
          <text:p text:style-name="P59">Französisch (LA BA Gym Ge) </text:p>
        </text:list-item>
        <text:list-item>
          <text:p text:style-name="P59">Geographie (LA BA Gym Ge) </text:p>
        </text:list-item>
        <text:list-item>
          <text:p text:style-name="P59">Geschichte (LA BA Gym Ge) </text:p>
        </text:list-item>
        <text:list-item>
          <text:p text:style-name="P59">Griechisch (LA BA Gym Ge) </text:p>
        </text:list-item>
        <text:list-item>
          <text:p text:style-name="P59">Informatik (LA BA Gym Ge) </text:p>
        </text:list-item>
        <text:list-item>
          <text:p text:style-name="P59">Italienisch (LA BA Gym Ge) </text:p>
        </text:list-item>
        <text:list-item>
          <text:p text:style-name="P59">Kathol. Religionslehre (LA BA Gym Ge) </text:p>
        </text:list-item>
        <text:list-item>
          <text:p text:style-name="P59">Latein (LA BA Gym Ge) </text:p>
        </text:list-item>
        <text:list-item>
          <text:p text:style-name="P59">Mathematik (LA BA Gym Ge) </text:p>
        </text:list-item>
        <text:list-item>
          <text:p text:style-name="P59">Philosophie (LA BA Gym Ge) </text:p>
        </text:list-item>
        <text:list-item>
          <text:p text:style-name="P59">Physik (LA BA Gym Ge) </text:p>
        </text:list-item>
        <text:list-item>
          <text:p text:style-name="P59">Sozialwissenschaften (LA BA Gym Ge) </text:p>
        </text:list-item>
        <text:list-item>
          <text:p text:style-name="P21">Spanisch (LA BA Gym Ge) </text:p>
        </text:list-item>
      </text:list>
      <text:h text:style-name="Heading_20_2" text:outline-level="2">Mathematik</text:h>
      <text:list xml:id="list6125527390814955180" text:style-name="L22">
        <text:list-item>
          <text:p text:style-name="P60">Mathematics (M.Sc.) </text:p>
        </text:list-item>
        <text:list-item>
          <text:p text:style-name="P60">Mathematik (B.Sc.) </text:p>
        </text:list-item>
        <text:list-item>
          <text:p text:style-name="P60">Mathematik (Diplom) </text:p>
        </text:list-item>
        <text:list-item>
          <text:p text:style-name="P22">Mathematik (Promotion) </text:p>
        </text:list-item>
      </text:list>
      <text:h text:style-name="Heading_20_2" text:outline-level="2">Medizin Klinik</text:h>
      <text:list xml:id="list1632979750970552243" text:style-name="L23">
        <text:list-item>
          <text:p text:style-name="P61">Medizin (Promotion) </text:p>
        </text:list-item>
        <text:list-item>
          <text:p text:style-name="P23">Medizin (Staatsex.) [nach Physikum] </text:p>
        </text:list-item>
      </text:list>
      <text:h text:style-name="Heading_20_2" text:outline-level="2">Medizin-Vorklinik</text:h>
      <text:list xml:id="list8045806280531288150" text:style-name="L24">
        <text:list-item>
          <text:p text:style-name="P62">Medizin (Staatsex.) [bis einschl. Physikum] </text:p>
        </text:list-item>
        <text:list-item>
          <text:p text:style-name="P24">Medizintechnikforschung (Master) </text:p>
        </text:list-item>
      </text:list>
      <text:h text:style-name="Heading_20_2" text:outline-level="2">Meteorologie</text:h>
      <text:list xml:id="list7951645539512129118" text:style-name="L25">
        <text:list-item>
          <text:p text:style-name="P63">Meteorologie (B.Sc.) </text:p>
        </text:list-item>
        <text:list-item>
          <text:p text:style-name="P63">Meteorologie (Diplom) </text:p>
        </text:list-item>
        <text:list-item>
          <text:p text:style-name="P63">Meteorologie (Promotion) </text:p>
        </text:list-item>
        <text:list-item>
          <text:p text:style-name="P25">Physik d.Erde u. Atmosph. (M.Sc.) </text:p>
        </text:list-item>
      </text:list>
      <text:h text:style-name="Heading_20_2" text:outline-level="2"><text:soft-page-break/>Molekulare Biomedizin</text:h>
      <text:list xml:id="list7463919050696566917" text:style-name="L26">
        <text:list-item>
          <text:p text:style-name="P64">Life and Medical Sciences (M.Sc.) </text:p>
        </text:list-item>
        <text:list-item>
          <text:p text:style-name="P64">Molek. Biotechn. (M.Sc.) </text:p>
        </text:list-item>
        <text:list-item>
          <text:p text:style-name="P64">Molekulare Biomedizin (B.Sc.) </text:p>
        </text:list-item>
        <text:list-item>
          <text:p text:style-name="P64">Molekulare Biomedizin (Diplom) </text:p>
        </text:list-item>
        <text:list-item>
          <text:p text:style-name="P26">Molekulare Biomedizin (Promotion) </text:p>
        </text:list-item>
      </text:list>
      <text:h text:style-name="Heading_20_2" text:outline-level="2">Musikwissenschaft</text:h>
      <text:list xml:id="list2731647216507622981" text:style-name="L27">
        <text:list-item>
          <text:p text:style-name="P65">Musikw./ Sound Studies (B.A.) </text:p>
        </text:list-item>
        <text:list-item>
          <text:p text:style-name="P65">Musikwissenschaft (Promotion) </text:p>
        </text:list-item>
        <text:list-item>
          <text:p text:style-name="P27">Sound Studies (M.A.) </text:p>
        </text:list-item>
      </text:list>
      <text:h text:style-name="Heading_20_2" text:outline-level="2">Neuroscience</text:h>
      <text:list xml:id="list1896358415072097498" text:style-name="L28">
        <text:list-item>
          <text:p text:style-name="P66">Neurosciences (M.Sc.) </text:p>
        </text:list-item>
        <text:list-item>
          <text:p text:style-name="P28">Neurowissenschaften (Promotion) </text:p>
        </text:list-item>
      </text:list>
      <text:h text:style-name="Heading_20_2" text:outline-level="2">Orient Asia</text:h>
      <text:list xml:id="list4506225316349885166" text:style-name="L29">
        <text:list-item>
          <text:p text:style-name="P67">Arabistik (Promotion) </text:p>
        </text:list-item>
        <text:list-item>
          <text:p text:style-name="P67">Asienwissenschaften (B.A.) </text:p>
        </text:list-item>
        <text:list-item>
          <text:p text:style-name="P67">Asienwissenschaften (M.A.) </text:p>
        </text:list-item>
        <text:list-item>
          <text:p text:style-name="P67">Gesch.Kult.China,Mong.Tib (M.A.) </text:p>
        </text:list-item>
        <text:list-item>
          <text:p text:style-name="P67">Gesch.Kult.West-.Südasien (M.A.) </text:p>
        </text:list-item>
        <text:list-item>
          <text:p text:style-name="P67">Indologie (B.A.) </text:p>
        </text:list-item>
        <text:list-item>
          <text:p text:style-name="P67">Indologie (Promotion) </text:p>
        </text:list-item>
        <text:list-item>
          <text:p text:style-name="P67">Interreligiöse Studien (M.A.) </text:p>
        </text:list-item>
        <text:list-item>
          <text:p text:style-name="P67">Islamwiss./Nahostsprachen (B.A.) </text:p>
        </text:list-item>
        <text:list-item>
          <text:p text:style-name="P67">Islamwissenschaft (Promotion) </text:p>
        </text:list-item>
        <text:list-item>
          <text:p text:style-name="P67">Japanologie (Promotion) </text:p>
        </text:list-item>
        <text:list-item>
          <text:p text:style-name="P67">Orient.Kunstgesch. (Promotion) </text:p>
        </text:list-item>
        <text:list-item>
          <text:p text:style-name="P67">Orient.u.Asiat.Sprachen (M.A.) </text:p>
        </text:list-item>
        <text:list-item>
          <text:p text:style-name="P67">Regionalwiss. Japan (M.A.) </text:p>
        </text:list-item>
        <text:list-item>
          <text:p text:style-name="P67">Regionalwiss. Südostasien (Promotion) </text:p>
        </text:list-item>
        <text:list-item>
          <text:p text:style-name="P67">Regwiss. Südostasien (M.A.) </text:p>
        </text:list-item>
        <text:list-item>
          <text:p text:style-name="P67">Relig.u.Kunst i.d.Kult.As (M.A.) </text:p>
        </text:list-item>
        <text:list-item>
          <text:p text:style-name="P67">Sinologie (Promotion) </text:p>
        </text:list-item>
        <text:list-item>
          <text:p text:style-name="P67">Spr./Kulturw.Zentr.Asiens (Promotion) </text:p>
        </text:list-item>
        <text:list-item>
          <text:p text:style-name="P67">Spr.u.Kult.ZA/Mongolistik (Promotion) </text:p>
        </text:list-item>
        <text:list-item>
          <text:p text:style-name="P67">Spr.u.Kult.ZA/Tibetologie (Promotion) </text:p>
        </text:list-item>
        <text:list-item>
          <text:p text:style-name="P67">Südostasienwissenschaft (B.A.) </text:p>
        </text:list-item>
        <text:list-item>
          <text:p text:style-name="P67"><text:soft-page-break/>Tibetologie (B.A.) </text:p>
        </text:list-item>
        <text:list-item>
          <text:p text:style-name="P67">Vergl. Religionswiss. (B.A.) </text:p>
        </text:list-item>
        <text:list-item>
          <text:p text:style-name="P29">Vgl.Religionsw. (Promotion) </text:p>
        </text:list-item>
      </text:list>
      <text:h text:style-name="Heading_20_2" text:outline-level="2">Pharmazie</text:h>
      <text:list xml:id="list3300072290520705518" text:style-name="L30">
        <text:list-item>
          <text:p text:style-name="P68">Arzneimittelforschung (M.Sc.) </text:p>
        </text:list-item>
        <text:list-item>
          <text:p text:style-name="P68">Arzneimittelwiss. (Promotion) </text:p>
        </text:list-item>
        <text:list-item>
          <text:p text:style-name="P68">Drug Regulatory Affairs (Master) </text:p>
        </text:list-item>
        <text:list-item>
          <text:p text:style-name="P68">Pharmazie (Promotion) </text:p>
        </text:list-item>
        <text:list-item>
          <text:p text:style-name="P30">Pharmazie (Staatsex.) </text:p>
        </text:list-item>
      </text:list>
      <text:h text:style-name="Heading_20_2" text:outline-level="2">Philosophie</text:h>
      <text:list xml:id="list3573551562127649274" text:style-name="L31">
        <text:list-item>
          <text:p text:style-name="P69">Philosophie (B.A.) </text:p>
        </text:list-item>
        <text:list-item>
          <text:p text:style-name="P69">Philosophie (M.A.) </text:p>
        </text:list-item>
        <text:list-item>
          <text:p text:style-name="P31">Philosophie (Promotion) </text:p>
        </text:list-item>
      </text:list>
      <text:h text:style-name="Heading_20_2" text:outline-level="2">Physik/Astronomie</text:h>
      <text:list xml:id="list7247903002838119520" text:style-name="L32">
        <text:list-item>
          <text:p text:style-name="P70">Astronomie/ Astrophysik (Promotion o.Ab.Astronomie) </text:p>
        </text:list-item>
        <text:list-item>
          <text:p text:style-name="P70">Astronomie/ Astrophysik (Promotion) </text:p>
        </text:list-item>
        <text:list-item>
          <text:p text:style-name="P70">Astrophysik (M.Sc.) </text:p>
        </text:list-item>
        <text:list-item>
          <text:p text:style-name="P70">Physik (B.Sc.) </text:p>
        </text:list-item>
        <text:list-item>
          <text:p text:style-name="P70">Physik (Diplom) </text:p>
        </text:list-item>
        <text:list-item>
          <text:p text:style-name="P70">Physik (M.Sc.) </text:p>
        </text:list-item>
        <text:list-item>
          <text:p text:style-name="P32">Physik (Promotion) </text:p>
        </text:list-item>
      </text:list>
      <text:h text:style-name="Heading_20_2" text:outline-level="2">Politik &amp; Soziologie</text:h>
      <text:list xml:id="list6192870722364591795" text:style-name="L33">
        <text:list-item>
          <text:p text:style-name="P71">European Studies (Master) </text:p>
        </text:list-item>
        <text:list-item>
          <text:p text:style-name="P71">Gesellsch.,Global.u.Entw. (M.A.) </text:p>
        </text:list-item>
        <text:list-item>
          <text:p text:style-name="P71">Politik u. Gesellschaft (B.A.) [NF] </text:p>
        </text:list-item>
        <text:list-item>
          <text:p text:style-name="P71">Politik und Gesellschaft (B.A.) </text:p>
        </text:list-item>
        <text:list-item>
          <text:p text:style-name="P71">Politikwissenschaft (M.A.) </text:p>
        </text:list-item>
        <text:list-item>
          <text:p text:style-name="P71">Politische Wissenschaft (Promotion) </text:p>
        </text:list-item>
        <text:list-item>
          <text:p text:style-name="P33">Soziologie (Promotion) </text:p>
        </text:list-item>
      </text:list>
      <text:h text:style-name="Heading_20_2" text:outline-level="2">Psychologie</text:h>
      <text:list xml:id="list8341045121536630475" text:style-name="L34">
        <text:list-item>
          <text:p text:style-name="P72">Erziehungswiss. (Promotion) </text:p>
        </text:list-item>
        <text:list-item>
          <text:p text:style-name="P72">Pädagogik (Promotion) </text:p>
        </text:list-item>
        <text:list-item>
          <text:p text:style-name="P72">Psychologie (B.Sc.) </text:p>
        </text:list-item>
        <text:list-item>
          <text:p text:style-name="P72"><text:soft-page-break/>Psychologie (Diplom) </text:p>
        </text:list-item>
        <text:list-item>
          <text:p text:style-name="P72">Psychologie (M.Sc.) </text:p>
        </text:list-item>
        <text:list-item>
          <text:p text:style-name="P72">Psychologie (Promotion) </text:p>
        </text:list-item>
        <text:list-item>
          <text:p text:style-name="P34">Rechtspsychologie (Master) </text:p>
        </text:list-item>
      </text:list>
      <text:h text:style-name="Heading_20_2" text:outline-level="2">Romanistik</text:h>
      <text:list xml:id="list8884258182658354729" text:style-name="L35">
        <text:list-item>
          <text:p text:style-name="P73">Deutsch-Ital. Studien (B.A.) </text:p>
        </text:list-item>
        <text:list-item>
          <text:p text:style-name="P73">Deutsch-Ital. Studien (M.A.) </text:p>
        </text:list-item>
        <text:list-item>
          <text:p text:style-name="P73">Dt.-Franz. Studien (B.A.) </text:p>
        </text:list-item>
        <text:list-item>
          <text:p text:style-name="P73">Dt.-Franz. Studien (M.A.) </text:p>
        </text:list-item>
        <text:list-item>
          <text:p text:style-name="P73">Französistik (B.A.) </text:p>
        </text:list-item>
        <text:list-item>
          <text:p text:style-name="P73">Gründungsmythen Europas in Literatur, Kunst und Musik (Promotion) [?] </text:p>
        </text:list-item>
        <text:list-item>
          <text:p text:style-name="P73">Hispanistik (B.A.) </text:p>
        </text:list-item>
        <text:list-item>
          <text:p text:style-name="P73">Italianistik (B.A.) </text:p>
        </text:list-item>
        <text:list-item>
          <text:p text:style-name="P73">Renaissance-Studien (M.A.) </text:p>
        </text:list-item>
        <text:list-item>
          <text:p text:style-name="P73">Romanische Philol./2 TG (Promotion) </text:p>
        </text:list-item>
        <text:list-item>
          <text:p text:style-name="P73">Romanistik (B.A.) </text:p>
        </text:list-item>
        <text:list-item>
          <text:p text:style-name="P73">Romanistik (M.A.) </text:p>
        </text:list-item>
        <text:list-item>
          <text:p text:style-name="P73">Romanistik/Franz.Phil. (Promotion) </text:p>
        </text:list-item>
        <text:list-item>
          <text:p text:style-name="P73">Romanistik/Iberorom.Phil. (Promotion) </text:p>
        </text:list-item>
        <text:list-item>
          <text:p text:style-name="P73">Romanistik/Ital.Phil. (Promotion) </text:p>
        </text:list-item>
        <text:list-item>
          <text:p text:style-name="P73">Romanistik/Roman. Mediävistik (Promotion) [?] </text:p>
        </text:list-item>
        <text:list-item>
          <text:p text:style-name="P73">Span.Kult.im euro.Kontext (M.A.) </text:p>
        </text:list-item>
        <text:list-item>
          <text:p text:style-name="P35">Trinationale Promotion Italianistik (Promotion) [?] </text:p>
        </text:list-item>
      </text:list>
      <text:h text:style-name="Heading_20_2" text:outline-level="2">Steinmann</text:h>
      <text:list xml:id="list1151514870379613933" text:style-name="L36">
        <text:list-item>
          <text:p text:style-name="P74">Geologie/ Paläontologie (Diplom) </text:p>
        </text:list-item>
        <text:list-item>
          <text:p text:style-name="P74">Geologie/ Paläontologie (Promotion) </text:p>
        </text:list-item>
        <text:list-item>
          <text:p text:style-name="P74">Geophysik (Promotion) </text:p>
        </text:list-item>
        <text:list-item>
          <text:p text:style-name="P74">Geowissenschaften (B.Sc.) </text:p>
        </text:list-item>
        <text:list-item>
          <text:p text:style-name="P74">Geowissenschaften (M.Sc.) </text:p>
        </text:list-item>
        <text:list-item>
          <text:p text:style-name="P74">Geowissenschaften (Promotion) </text:p>
        </text:list-item>
        <text:list-item>
          <text:p text:style-name="P36">Mineralogie (Diplom) </text:p>
        </text:list-item>
      </text:list>
      <text:h text:style-name="Heading_20_2" text:outline-level="2">VWL</text:h>
      <text:list xml:id="list8897524297939304281" text:style-name="L37">
        <text:list-item>
          <text:p text:style-name="P75">Economics (M.Sc.) </text:p>
        </text:list-item>
        <text:list-item>
          <text:p text:style-name="P75">Volkswirtschaftslehre (B.Sc.) </text:p>
        </text:list-item>
        <text:list-item>
          <text:p text:style-name="P37">Volkswirtschaftslehre (Promotion) </text:p>
        </text:list-item>
      </text:list>
      <text:h text:style-name="Heading_20_2" text:outline-level="2"><text:soft-page-break/>Zahnmedizin</text:h>
      <text:list xml:id="list5681772136982316647" text:style-name="L38">
        <text:list-item>
          <text:p text:style-name="P76">Zahnmedizin (Promotion) </text:p>
        </text:list-item>
        <text:list-item>
          <text:p text:style-name="P38">Zahnmedizin (Staatsex.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4-05-01T00:40:07.592743718</meta:creation-date>
    <dc:date>2014-05-01T00:40:31.193770899</dc:date>
    <dc:creator>Sven Zemanek</dc:creator>
    <meta:editing-duration>P0D</meta:editing-duration>
    <meta:editing-cycles>1</meta:editing-cycles>
    <meta:document-statistic meta:table-count="0" meta:image-count="0" meta:object-count="0" meta:page-count="10" meta:paragraph-count="308" meta:word-count="1079" meta:character-count="8637" meta:non-whitespace-character-count="7866"/>
    <meta:generator>LibreOffice/4.2.3.3$Linux_X86_64 LibreOffice_project/420m0$Build-3</meta:generator>
  </office:meta>
</office:document-meta>
</file>